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deConnectionImpl.invoke( Object proxy , Method method , Object [ ] ar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OdeConnectionImpl.getLocal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nectionImpl.associate( OdeManagedConnectionImpl m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nectionImpl.OdeConnectionImpl( Subject subject , ConnectionRequestInfo connectionRequest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deConnectionImpl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nectionImpl.ge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nectionImpl.m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deConnectionImpl.getResultS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nection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ConnectionImpl.createInte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